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5];[.F185];[.D185];[.G185];[.H185])" office:value-type="string" office:string-value="Class 1: 367 - The Azarinth Sentinel" calcext:value-type="string">
            <text:p>Class 1: 367 - The Azarinth Sentinel</text:p>
          </table:table-cell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6];[.F186];[.D186];[.G186];[.H186])" office:value-type="string" office:string-value="Class 2: 367 - Kin of Ash" calcext:value-type="string">
            <text:p>Class 2: 367 - Kin of Ash</text:p>
          </table:table-cell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995" calcext:value-type="float">
            <text:p>995</text:p>
          </table:table-cell>
          <table:table-cell table:style-name="ce5" table:formula="of:=[.E2]" office:value-type="float" office:value="995" calcext:value-type="float">
            <text:p>995.0</text:p>
          </table:table-cell>
          <table:table-cell/>
          <table:table-cell table:style-name="ce6"/>
          <table:table-cell table:style-name="ce32" table:formula="of:=[.U9]" office:value-type="float" office:value="9585952.94475" calcext:value-type="float">
            <text:p>9,585,953</text:p>
          </table:table-cell>
          <table:table-cell table:style-name="ce11" table:formula="of:=[.V9]" office:value-type="float" office:value="671969.944" calcext:value-type="float">
            <text:p>671,969.9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16039" calcext:value-type="float">
            <text:p>16039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38.7609166666667" calcext:value-type="float">
            <text:p>38.8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7];[.F187];[.D187];[.G187];[.H187])" office:value-type="string" office:string-value="Class 3: 190 - The Faen Valkyrie" calcext:value-type="string">
            <text:p>Class 3: 190 - The Faen Valkyrie</text:p>
          </table:table-cell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20" calcext:value-type="float">
            <text:p>420</text:p>
          </table:table-cell>
          <table:table-cell table:style-name="ce5" table:formula="of:=[.E3]" office:value-type="float" office:value="420" calcext:value-type="float">
            <text:p>420.0</text:p>
          </table:table-cell>
          <table:table-cell/>
          <table:table-cell table:style-name="ce6"/>
          <table:table-cell table:style-name="ce6" table:formula="of:=[.U10]" office:value-type="float" office:value="33.75" calcext:value-type="float">
            <text:p>33.75</text:p>
          </table:table-cell>
          <table:table-cell table:style-name="ce12" table:formula="of:=[.U10]" office:value-type="percentage" office:value="33.75" calcext:value-type="percentage">
            <text:p>337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200" calcext:value-type="float">
            <text:p>42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40" calcext:value-type="float">
            <text:p>40.0</text:p>
          </table:table-cell>
          <table:table-cell table:style-name="ce10" table:formula="of:=[.W3]/60" office:value-type="percentage" office:value="0.002" calcext:value-type="percentage">
            <text:p>0.20%</text:p>
          </table:table-cell>
          <table:table-cell table:style-name="ce9" table:formula="of:=2%+([.F7]/100/100/2)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0000" calcext:value-type="float">
            <text:p>20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54.9" calcext:value-type="float">
            <text:p>54.9</text:p>
          </table:table-cell>
          <table:table-cell table:style-name="ce10" table:formula="of:=[.W4]/60" office:value-type="percentage" office:value="0.002745" calcext:value-type="percentage">
            <text:p>0.27%</text:p>
          </table:table-cell>
          <table:table-cell table:style-name="ce9" table:formula="of:=1%*(1+3+3%*[.E75])+([.F7]/100/100/2)+1%" office:value-type="percentage" office:value="0.1647" calcext:value-type="percentage">
            <text:p>16.47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89:.E189])" office:value-type="string" office:string-value="700% Body Enhancement" calcext:value-type="string">
            <text:p>700% Body Enhancement</text:p>
          </table:table-cell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E5]*(1+[.AA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200% Healing" calcext:value-type="string">
            <text:p>200% Healing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900" calcext:value-type="float">
            <text:p>900</text:p>
          </table:table-cell>
          <table:table-cell table:style-name="ce5" table:formula="of:=[.E6]*(1+[.AD15])" office:value-type="float" office:value="12060" calcext:value-type="float">
            <text:p>12060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1:.E191])" office:value-type="string" office:string-value="100% Ashen" calcext:value-type="string">
            <text:p>100% Ashen</text:p>
          </table:table-cell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E7]*2" office:value-type="float" office:value="2000" calcext:value-type="float">
            <text:p>20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3622809.125" calcext:value-type="float">
            <text:p>3622809.12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9585952.94475" calcext:value-type="float">
            <text:p>9585952.94475</text:p>
          </table:table-cell>
          <table:table-cell table:style-name="ce6" table:formula="of:=([.S11]+[.S12])/2" office:value-type="float" office:value="671969.944" calcext:value-type="float">
            <text:p>671969.944</text:p>
          </table:table-cell>
          <table:table-cell table:number-columns-repeated="1002"/>
        </table:table-row>
        <table:table-row table:style-name="ro1">
          <table:table-cell table:formula="of:=COM.MICROSOFT.CONCAT(&quot;Vit: &quot;; [.M194];[.E2])" office:value-type="string" office:string-value="Vit:  995" calcext:value-type="string">
            <text:p>Vit: <text:s/>995</text:p>
          </table:table-cell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15549096.7645" calcext:value-type="float">
            <text:p>15549096.7645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3.75" calcext:value-type="percentage">
            <text:p>3375.00%</text:p>
          </table:table-cell>
          <table:table-cell table:number-columns-repeated="1003"/>
        </table:table-row>
        <table:table-row table:style-name="ro1">
          <table:table-cell table:formula="of:=COM.MICROSOFT.CONCAT(&quot;End: &quot;;[.M195];[.E3])" office:value-type="string" office:string-value="End:  420" calcext:value-type="string">
            <text:p>End: <text:s/>420</text:p>
          </table:table-cell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5634715657132" calcext:value-type="percentage">
            <text:p>97.6%</text:p>
          </table:table-cell>
          <table:table-cell table:formula="of:=1/(1-[.Q11])" office:value-type="float" office:value="41.0419999999999" calcext:value-type="float">
            <text:p>41.0419999999999</text:p>
          </table:table-cell>
          <table:table-cell table:formula="of:=[.$S$2]/(1/(1+[.$O$15]+[.$AV$15]))" office:value-type="float" office:value="645569.75" calcext:value-type="float">
            <text:p>645569.7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6];[.F196];[.K196];[.G196];[.H196];[.I196])" office:value-type="string" office:string-value="Str:  515  [6,901.0]" calcext:value-type="string">
            <text:p>Str: <text:s/>515 <text:s/>[6,901.0]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033668641771" calcext:value-type="percentage">
            <text:p>97.7%</text:p>
          </table:table-cell>
          <table:table-cell table:formula="of:=1/(1-[.Q12])" office:value-type="float" office:value="43.5420000000001" calcext:value-type="float">
            <text:p>43.5420000000001</text:p>
          </table:table-cell>
          <table:table-cell table:formula="of:=[.$S$2]/(1/(1+[.$O$15]+[.$AJ$15]+[.$AV$15]))" office:value-type="float" office:value="698370.138" calcext:value-type="float">
            <text:p>698370.13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7];[.F197];[.K197];[.G197];[.H197];[.I197])" office:value-type="string" office:string-value="Dex:  425  [2,805.0]" calcext:value-type="string">
            <text:p>Dex: <text:s/>425 <text:s/>[2,805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6334192149452" calcext:value-type="percentage">
            <text:p>97.6%</text:p>
          </table:table-cell>
          <table:table-cell table:style-name="ce14" table:formula="of:=([.R11]+[.R12])/2" office:value-type="float" office:value="42.292" calcext:value-type="float">
            <text:p>42.3</text:p>
          </table:table-cell>
          <table:table-cell table:style-name="ce14" table:formula="of:=([.S11]+[.S12])/2" office:value-type="float" office:value="671969.944" calcext:value-type="float">
            <text:p>671969.9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088" calcext:value-type="percentage">
            <text:p>8.8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68" calcext:value-type="percentage">
            <text:p>6.80%</text:p>
          </table:table-cell>
          <table:table-cell table:number-columns-repeated="975"/>
        </table:table-row>
        <table:table-row table:style-name="ro1">
          <table:table-cell table:formula="of:=COM.MICROSOFT.CONCAT(&quot;Int: &quot;;[.M198]; [.F198];[.K198];[.G198]; [.H198]; [.I198])" office:value-type="string" office:string-value="Int:  900 [12,060.0]" calcext:value-type="string">
            <text:p>Int: <text:s/>900 [12,060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199];[.E7])" office:value-type="string" office:string-value="Wis: 1000" calcext:value-type="string">
            <text:p>Wis: 10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1])" office:value-type="percentage" office:value="33.75" calcext:value-type="percentage">
            <text:p>337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1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1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1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1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1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1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1])" office:value-type="percentage" office:value="3.292" calcext:value-type="percentage">
            <text:p>329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1])" office:value-type="percentage" office:value="0.792" calcext:value-type="percentage">
            <text:p>79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1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1])" office:value-type="percentage" office:value="5.445" calcext:value-type="percentage">
            <text:p>544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1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1])" office:value-type="percentage" office:value="0.612" calcext:value-type="percentage">
            <text:p>61.2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1])" office:value-type="string" office:string-value="Resilience: 3,375.0%" calcext:value-type="string">
            <text:p>Resilience: 3,375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67" calcext:value-type="float">
            <text:p>367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2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9" calcext:value-type="float">
            <text:p>29</text:p>
          </table:table-cell>
          <table:table-cell table:style-name="ce2" table:formula="of:=[.D18]+([.C18]-1)*20" office:value-type="float" office:value="69" calcext:value-type="float">
            <text:p>69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3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5];[.C205])" office:value-type="string" office:string-value="Health:  16,039" calcext:value-type="string">
            <text:p>Health: <text:s/>16,039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9" calcext:value-type="float">
            <text:p>29</text:p>
          </table:table-cell>
          <table:table-cell table:formula="of:=[.D21]+([.C21]-1)*20" office:value-type="float" office:value="69" calcext:value-type="float">
            <text:p>69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6];[.C206])" office:value-type="string" office:string-value="Stamina:  4,200" calcext:value-type="string">
            <text:p>Stamina: <text:s/>4,2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4" table:formula="of:=[.D22]+([.C22]-1)*20" office:value-type="float" office:value="69" calcext:value-type="float">
            <text:p>69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7];[.C207])" office:value-type="string" office:string-value="Mana:    20,000" calcext:value-type="string">
            <text:p>Mana: <text:s text:c="3"/>20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25]+([.C25]-1)*20" office:value-type="float" office:value="49" calcext:value-type="float">
            <text:p>4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0:.H210])" office:value-type="string" office:string-value="hp/sec:  0.27% [38.8]" calcext:value-type="string">
            <text:p>hp/sec: <text:s/>0.27% [38.8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8" calcext:value-type="float">
            <text:p>28</text:p>
          </table:table-cell>
          <table:table-cell table:style-name="ce16" table:formula="of:=[.D26]+([.C26]-1)*20" office:value-type="float" office:value="68" calcext:value-type="float">
            <text:p>68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1:.H211])" office:value-type="string" office:string-value="mp/sec:  0.20% [40.0]" calcext:value-type="string">
            <text:p>mp/sec: <text:s/>0.20% [40.0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3" calcext:value-type="float">
            <text:p>23</text:p>
          </table:table-cell>
          <table:table-cell table:style-name="ce13" table:formula="of:=[.D27]+([.C27]-1)*20" office:value-type="float" office:value="63" calcext:value-type="float">
            <text:p>6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2:.H212])" office:value-type="string" office:string-value="w/Med:   0.27% [54.9]" calcext:value-type="string">
            <text:p>w/Med: <text:s text:c="2"/>0.27% [54.9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67" calcext:value-type="float">
            <text:p>367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4];[.E214];[.F214];[.G214])" office:value-type="string" office:string-value="Mitigation:       97.633% [hp x 42.29]" calcext:value-type="string">
            <text:p>Mitigation: <text:s text:c="6"/>97.633% [hp x 42.29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5])" office:value-type="string" office:string-value="Effective Health: 671,969.9" calcext:value-type="string">
            <text:p>Effective Health: 671,969.9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D33]+([.C33]-1)*20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8]; &quot;-&quot;; [.I218]; [.J218]; [.B18]; [.K218]; [.D218]; [.L218]; [.M218]; [.N218]; [.O218];[.P218];[.Q218];[.R218] )" office:value-type="string" office:string-value="3-29 Absolute Destruction     x3 " calcext:value-type="string">
            <text:p>3-29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3" calcext:value-type="float">
            <text:p>23</text:p>
          </table:table-cell>
          <table:table-cell table:style-name="ce4" table:formula="of:=[.D34]+([.C34]-1)*20" office:value-type="float" office:value="63" calcext:value-type="float">
            <text:p>6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19]; &quot;-&quot;; [.I219]; [.J219]; [.B19]; [.K219]; [.D219]; [.L219]; [.M219]; [.N219]; [.O219];[.P219];[.Q219];[.R219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D35]+([.C35]-1)*20" office:value-type="float" office:value="68" calcext:value-type="float">
            <text:p>68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0]; &quot;-&quot;; [.I220]; [.J220]; [.B20]; [.K220]; [.D220]; [.L220]; [.M220]; [.N220]; [.O220];[.P220];[.Q220];[.R220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7" calcext:value-type="float">
            <text:p>27</text:p>
          </table:table-cell>
          <table:table-cell table:style-name="ce15" table:formula="of:=[.D36]+([.C36]-1)*20" office:value-type="float" office:value="67" calcext:value-type="float">
            <text:p>67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1]; &quot;-&quot;; [.I221]; [.J221]; [.B21]; [.K221]; [.D221]; [.L221]; [.M221]; [.N221]; [.O221];[.P221];[.Q221];[.R221] )" office:value-type="string" office:string-value="3-29 Blink                    x1 " calcext:value-type="string">
            <text:p>3-29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13" table:formula="of:=[.D37]+([.C37]-1)*20" office:value-type="float" office:value="61" calcext:value-type="float">
            <text:p>6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05" calcext:value-type="percentage">
            <text:p>60.50%</text:p>
          </table:table-cell>
          <table:table-cell table:style-name="ce37" table:formula="of:=[.AS37]" office:value-type="percentage" office:value="5.445" calcext:value-type="percentage">
            <text:p>544.5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445" calcext:value-type="percentage">
            <text:p>544.5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2]; &quot;-&quot;; [.I222]; [.J222]; [.B22]; [.K222]; [.D222]; [.L222]; [.M222]; [.N222]; [.O222];[.P222];[.Q222];[.R222] )" office:value-type="string" office:string-value="3-29 Sentinel Sphere          x1 " calcext:value-type="string">
            <text:p>3-29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3]; &quot;-&quot;; [.I223]; [.J223]; [.B23]; [.K223]; [.D223]; [.L223]; [.M223]; [.N223]; [.O223];[.P223];[.Q223];[.R223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4]; &quot;-&quot;; [.I224]; [.J224]; [.B24]; [.K224]; [.D224]; [.L224]; [.M224]; [.N224]; [.O224];[.P224];[.Q224];[.R224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5]; &quot;-&quot;; [.I225]; [.J225]; [.B25]; [.K225]; [.D225]; [.L225]; [.M225]; [.N225]; [.O225];[.P225];[.Q225];[.R225] )" office:value-type="string" office:string-value="3-9  Sentinel Huntress        x8 " calcext:value-type="string">
            <text:p>3-9 <text:s/>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190" calcext:value-type="float">
            <text:p>190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6]; [.K226]; [.D226]; [.L226]; [.M226]; [.N226]; [.O226];[.P226];[.Q226];[.R226] )" office:value-type="string" office:string-value="3-28 Azarinth Perception      x8 " calcext:value-type="string">
            <text:p>3-28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1" calcext:value-type="float">
            <text:p>1</text:p>
          </table:table-cell>
          <table:table-cell table:style-name="ce22" office:value-type="float" office:value="11" calcext:value-type="float">
            <text:p>11</text:p>
          </table:table-cell>
          <table:table-cell table:style-name="ce2" table:formula="of:=[.D42]+([.C42]-1)*20" office:value-type="float" office:value="11" calcext:value-type="float">
            <text:p>1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7]; &quot;-&quot;; [.I227]; [.J227]; [.B27]; [.K227]; [.D227]; [.L227]; [.M227]; [.N227]; [.O227];[.P227];[.Q227];[.R227] )" office:value-type="string" office:string-value="3-23 Azarinth Reversal        x8 [105% to Deconstruction/Reconstruction]" calcext:value-type="string">
            <text:p>3-23 Azarinth Reversal <text:s text:c="7"/>x8 [10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D43]+([.C43]-1)*20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455" calcext:value-type="percentage">
            <text:p>45.50%</text:p>
          </table:table-cell>
          <table:table-cell table:style-name="ce9" table:formula="of:=[.O43]" office:value-type="percentage" office:value="3.64" calcext:value-type="percentage">
            <text:p>364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3.64" calcext:value-type="percentage">
            <text:p>364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3" table:formula="of:=[.D44]+([.C44]-1)*20" office:value-type="float" office:value="42" calcext:value-type="float">
            <text:p>4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float" office:value="17" calcext:value-type="float">
            <text:p>17</text:p>
          </table:table-cell>
          <table:table-cell table:style-name="ce13" table:formula="of:=[.D45]+([.C45]-1)*20" office:value-type="float" office:value="37" calcext:value-type="float">
            <text:p>37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0]; &quot;-&quot;; [.I230]; [.J230]; [.B30]; [.K230]; [.D230]; [.L230]; [.M230]; [.N230]; [.O230];[.P230];[.Q230];[.R230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8" calcext:value-type="float">
            <text:p>18</text:p>
          </table:table-cell>
          <table:table-cell table:style-name="ce15" table:formula="of:=[.D46]+([.C46]-1)*20" office:value-type="float" office:value="38" calcext:value-type="float">
            <text:p>38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34" calcext:value-type="percentage">
            <text:p>34.00%</text:p>
          </table:table-cell>
          <table:table-cell table:style-name="ce38" table:formula="of:=[.O46]" office:value-type="percentage" office:value="3.06" calcext:value-type="percentage">
            <text:p>306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06" calcext:value-type="percentage">
            <text:p>306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792" calcext:value-type="percentage">
            <text:p>79.2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792" calcext:value-type="percentage">
            <text:p>79.2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612" calcext:value-type="percentage">
            <text:p>61.2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1]; &quot;-&quot;; [.I231]; [.J231]; [.B31]; [.K231]; [.D231]; [.L231]; [.M231]; [.N231]; [.O231];[.P231];[.Q231];[.R231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D47]+([.C47]-1)*20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2]; &quot;-&quot;; [.I232]; [.J232]; [.B32]; [.K232]; [.D232]; [.L232]; [.M232]; [.N232]; [.O232];[.P232];[.Q232];[.R232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3]; &quot;-&quot;; [.I233]; [.J233]; [.B33]; [.K233]; [.D233]; [.L233]; [.M233]; [.N233]; [.O233];[.P233];[.Q233];[.R233] )" office:value-type="string" office:string-value="3-28 Heart of Cinder          x9 " calcext:value-type="string">
            <text:p>3-28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4]; &quot;-&quot;; [.I234]; [.J234]; [.B34]; [.K234]; [.D234]; [.L234]; [.M234]; [.N234]; [.O234];[.P234];[.Q234];[.R234] )" office:value-type="string" office:string-value="3-23 Storm of Cinders         x2 " calcext:value-type="string">
            <text:p>3-23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5]; [.K235]; [.D235]; [.L235]; [.M235]; [.N235]; [.O235];[.P235];[.Q235];[.R235] )" office:value-type="string" office:string-value="3-28 Ash and Ember Unity      x2 " calcext:value-type="string">
            <text:p>3-28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6]; [.K236]; [.D236]; [.L236]; [.M236]; [.N236]; [.O236];[.P236];[.Q236];[.R236] )" office:value-type="string" office:string-value="3-27 Ashen Wings              x9 " calcext:value-type="string">
            <text:p>3-27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7]; [.K237]; [.D237]; [.L237]; [.M237]; [.N237]; [.O237];[.P237];[.Q237];[.R237] )" office:value-type="string" office:string-value="3-21 Eyes of Ash              x9 [60.5% =&gt; 544.5% Perception]" calcext:value-type="string">
            <text:p>3-21 Eyes of Ash <text:s text:c="13"/>x9 [60.5% =&gt; 544.5% Perception]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8]; [.K238]; [.D238]; [.L238]; [.M238]; [.N238]; [.O238];[.P238];[.Q238];[.R238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39]; &quot;-&quot;; [.I239]; [.J239]; [.B39]; [.K239]; [.D239]; [.L239]; [.M239]; [.N239]; [.O239];[.P239];[.Q239];[.R239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2]; &quot;-&quot;; [.I242]; [.J242]; [.B42]; [.K242]; [.D242]; [.L242]; [.M242]; [.N242]; [.O242];[.P242];[.Q242];[.R242] )" office:value-type="string" office:string-value="1-11 Phaseshift               x2 " calcext:value-type="string">
            <text:p>1-11 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3]; &quot;-&quot;; [.I243]; [.J243]; [.B43]; [.K243]; [.D243]; [.L243]; [.M243]; [.N243]; [.O243];[.P243];[.Q243];[.R243] )" office:value-type="string" office:string-value="3-1  Flare of Creation        x8 [45.5% =&gt; 364.0% Resilience]" calcext:value-type="string">
            <text:p>3-1 <text:s/>Flare of Creation <text:s text:c="7"/>x8 [45.5% =&gt; 364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4]; &quot;-&quot;; [.I244]; [.J244]; [.B44]; [.K244]; [.D244]; [.L244]; [.M244]; [.N244]; [.O244];[.P244];[.Q244];[.R244] )" office:value-type="string" office:string-value="3-2  Displacement             x2 " calcext:value-type="string">
            <text:p>3-2 <text:s/>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5]; [.K245]; [.D245]; [.L245]; [.M245]; [.N245]; [.O245];[.P245];[.Q245];[.R245] )" office:value-type="string" office:string-value="2-17 Space Shift              x2 " calcext:value-type="string">
            <text:p>2-17 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6]; &quot;-&quot;; [.I246]; [.J246]; [.B46]; [.K246]; [.D246]; [.L246]; [.M246]; [.N246]; [.O246];[.P246];[.Q246];[.R246]; [.T246];[.U246] )" office:value-type="string" office:string-value="2-18 Body of the Valkyrie     x9 [34.0% =&gt; 306.0% Resilience, 8.8% =&gt; 79.2% Physical Resistance, 5.0% =&gt; 79.2% Magic Resistance, 6.8% =&gt; 61.2% Health]" calcext:value-type="string">
            <text:p>2-18 Body of the Valkyrie <text:s text:c="4"/>x9 [34.0% =&gt; 306.0% Resilience, 8.8% =&gt; 79.2% Physical Resistance, 5.0% =&gt; 79.2% Magic Resistance, 6.8% =&gt; 61.2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7]; &quot;-&quot;; [.I247]; [.J247]; [.B47]; [.K247]; [.D247]; [.L247]; [.M247]; [.N247]; [.O247];[.P247];[.Q247];[.R247] )" office:value-type="string" office:string-value="2-8  Space Awareness          x8 " calcext:value-type="string">
            <text:p>2-8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2])" office:value-type="float" office:value="1806" calcext:value-type="float">
            <text:p>1806</text:p>
          </table:table-cell>
          <table:table-cell table:formula="of:=FLOOR([.F65]/10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COUNTIF([.C66:.C142]; &quot;=3&quot;)" office:value-type="float" office:value="17" calcext:value-type="float">
            <text:p>17</text:p>
          </table:table-cell>
          <table:table-cell table:formula="of:=[.G65]+[.H65]-[.I65]" office:value-type="float" office:value="2" calcext:value-type="float">
            <text:p>2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1-16 Deviant of Humanity" calcext:value-type="string">
            <text:p>1-16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D67]+([.C67]-1)*20" office:value-type="float" office:value="16" calcext:value-type="float">
            <text:p>16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2  Gourmet" calcext:value-type="string">
            <text:p>1-2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70]+([.C70]-1)*20" office:value-type="float" office:value="2" calcext:value-type="float">
            <text:p>2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5 Identify" calcext:value-type="string">
            <text:p>1-15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73]+([.C73]-1)*20" office:value-type="float" office:value="15" calcext:value-type="float">
            <text:p>15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9  Meditation" calcext:value-type="string">
            <text:p>3-9 <text:s/>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D75]+([.C75]-1)*20" office:value-type="float" office:value="49" calcext:value-type="float">
            <text:p>49</text:p>
          </table:table-cell>
          <table:table-cell table:formula="of:=IF([.D75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5  Monster Hunter" calcext:value-type="string">
            <text:p>3-5 <text:s/>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76]+([.C76]-1)*20" office:value-type="float" office:value="45" calcext:value-type="float">
            <text:p>45</text:p>
          </table:table-cell>
          <table:table-cell table:formula="of:=IF([.D7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1-14 Oxygen Repository" calcext:value-type="string">
            <text:p>1-14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77]+([.C77]-1)*20" office:value-type="float" office:value="14" calcext:value-type="float">
            <text:p>14</text:p>
          </table:table-cell>
          <table:table-cell table:formula="of:=IF([.D7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1-18 Sage of Torment" calcext:value-type="string">
            <text:p>1-18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78]+([.C78]-1)*20" office:value-type="float" office:value="18" calcext:value-type="float">
            <text:p>18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3  Teaching" calcext:value-type="string">
            <text:p>1-3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0]+([.C80]-1)*20" office:value-type="float" office:value="3" calcext:value-type="float">
            <text:p>3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8  Veteran" calcext:value-type="string">
            <text:p>3-8 <text:s/>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81]+([.C81]-1)*20" office:value-type="float" office:value="48" calcext:value-type="float">
            <text:p>48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1-1  Ash Magic Resistance" calcext:value-type="string">
            <text:p>1-1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6]+([.C86]-1)*20" office:value-type="float" office:value="1" calcext:value-type="float">
            <text:p>1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1  Astral Magic Resistance" calcext:value-type="string">
            <text:p>2-1 <text:s/>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7]+([.C87]-1)*20" office:value-type="float" office:value="21" calcext:value-type="float">
            <text:p>21</text:p>
          </table:table-cell>
          <table:table-cell table:formula="of:=IF([.D8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9  Blood Magic Resistance" calcext:value-type="string">
            <text:p>3-9 <text:s/>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90]+([.C90]-1)*20" office:value-type="float" office:value="49" calcext:value-type="float">
            <text:p>49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6  Bone Magic Resistance" calcext:value-type="string">
            <text:p>2-6 <text:s/>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92]+([.C92]-1)*20" office:value-type="float" office:value="26" calcext:value-type="float">
            <text:p>26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14 Death Magic Resistance" calcext:value-type="string">
            <text:p>2-14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D98]+([.C98]-1)*20" office:value-type="float" office:value="34" calcext:value-type="float">
            <text:p>34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7  Divination Magic Resistance" calcext:value-type="string">
            <text:p>1-7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01]+([.C101]-1)*20" office:value-type="float" office:value="7" calcext:value-type="float">
            <text:p>7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1 Fear Resistance" calcext:value-type="string">
            <text:p>1-11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05]+([.C105]-1)*20" office:value-type="float" office:value="11" calcext:value-type="float">
            <text:p>11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8  Flesh Magic Resistance" calcext:value-type="string">
            <text:p>1-8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6]+([.C106]-1)*20" office:value-type="float" office:value="8" calcext:value-type="float">
            <text:p>8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7]+([.C107]-1)*20" office:value-type="float" office:value="40" calcext:value-type="float">
            <text:p>40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09]+([.C109]-1)*20" office:value-type="float" office:value="47" calcext:value-type="float">
            <text:p>47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0]+([.C110]-1)*20" office:value-type="float" office:value="40" calcext:value-type="float">
            <text:p>40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41" calcext:value-type="float">
            <text:p>4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5  Lightning Resistance" calcext:value-type="string">
            <text:p>3-5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3]+([.C113]-1)*20" office:value-type="float" office:value="45" calcext:value-type="float">
            <text:p>45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5];&quot;-&quot;;[.D115];[.F115];[.B115])" office:value-type="string" office:string-value="2-20 Mana Drain Resistance" calcext:value-type="string">
            <text:p>2-20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5  Mental Resistance" calcext:value-type="string">
            <text:p>3-5 <text:s/>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16]+([.C116]-1)*20" office:value-type="float" office:value="45" calcext:value-type="float">
            <text:p>45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8]+([.C118]-1)*20" office:value-type="float" office:value="3" calcext:value-type="float">
            <text:p>3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0]+([.C120]-1)*20" office:value-type="float" office:value="42" calcext:value-type="float">
            <text:p>42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2-5  Rot Resistance" calcext:value-type="string">
            <text:p>2-5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1]+([.C121]-1)*20" office:value-type="float" office:value="25" calcext:value-type="float">
            <text:p>25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2]+([.C122]-1)*20" office:value-type="float" office:value="14" calcext:value-type="float">
            <text:p>14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3]+([.C123]-1)*20" office:value-type="float" office:value="40" calcext:value-type="float">
            <text:p>40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4]+([.C124]-1)*20" office:value-type="float" office:value="13" calcext:value-type="float">
            <text:p>13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5]+([.C125]-1)*20" office:value-type="float" office:value="1" calcext:value-type="float">
            <text:p>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6]+([.C126]-1)*20" office:value-type="float" office:value="23" calcext:value-type="float">
            <text:p>2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8];&quot;-&quot;;[.D128];[.F128];[.B128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8]+([.C128]-1)*20" office:value-type="float" office:value="18" calcext:value-type="float">
            <text:p>18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3-2  Space Magic Resistance" calcext:value-type="string">
            <text:p>3-2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29]+([.C129]-1)*20" office:value-type="float" office:value="42" calcext:value-type="float">
            <text:p>42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2];&quot;-&quot;;[.D132];[.F132];[.B132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3];&quot;-&quot;;[.D133];[.F133];[.B133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3]+([.C133]-1)*20" office:value-type="float" office:value="18" calcext:value-type="float">
            <text:p>18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4]+([.C134]-1)*20" office:value-type="float" office:value="14" calcext:value-type="float">
            <text:p>14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5]+([.C135]-1)*20" office:value-type="float" office:value="42" calcext:value-type="float">
            <text:p>42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6]+([.C136]-1)*20" office:value-type="float" office:value="41" calcext:value-type="float">
            <text:p>41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7];&quot;-&quot;;[.D137];[.F137];[.B137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7]+([.C137]-1)*20" office:value-type="float" office:value="42" calcext:value-type="float">
            <text:p>42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2-3  Wood Magic Resistance" calcext:value-type="string">
            <text:p>2-3 <text:s/>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38]+([.C138]-1)*20" office:value-type="float" office:value="23" calcext:value-type="float">
            <text:p>23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0]; [.C140])" office:value-type="string" office:string-value="12 1st tier" calcext:value-type="string">
            <text:p>12 1st tier</text:p>
          </table:table-cell>
          <table:table-cell table:formula="of:=COUNTIF([.$C$85:.$C$138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1]; [.C141])" office:value-type="string" office:string-value="25 2nd tier" calcext:value-type="string">
            <text:p>25 2nd tier</text:p>
          </table:table-cell>
          <table:table-cell table:formula="of:=COUNTIF([.$C$85:.$C$138];&quot;=2&quot;)" office:value-type="float" office:value="25" calcext:value-type="float">
            <text:p>25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14 3rd tier" calcext:value-type="string">
            <text:p>14 3rd tier</text:p>
          </table:table-cell>
          <table:table-cell table:formula="of:=COUNTIF([.$C$85:.$C$138];&quot;=3&quot;)" office:value-type="float" office:value="14" calcext:value-type="float">
            <text:p>14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4:.G144])" office:value-type="string" office:string-value="Ash Density: 39 x 5% = 195%" calcext:value-type="string">
            <text:p>Ash Density: 39 x 5% = 195%</text:p>
          </table:table-cell>
          <table:table-cell office:value-type="string" calcext:value-type="string">
            <text:p>Ash Density: </text:p>
          </table:table-cell>
          <table:table-cell table:formula="of:=([.B142]+[.B141])" office:value-type="float" office:value="39" calcext:value-type="float">
            <text:p>3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4]*[.E144]; &quot;###,#%&quot;)" office:value-type="string" office:string-value="195%" calcext:value-type="string">
            <text:p>19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2]*15%;&quot;%&quot;)" office:value-type="string" office:string-value="210%" calcext:value-type="string">
            <text:p>210%</text:p>
          </table:table-cell>
          <table:table-cell table:formula="of:=TEXT([.B141]*10%;&quot;%&quot;)" office:value-type="string" office:string-value="250%" calcext:value-type="string">
            <text:p>250%</text:p>
          </table:table-cell>
          <table:table-cell table:formula="of:=TEXT([.B140]*5%;&quot;%&quot;)" office:value-type="string" office:string-value="60%" calcext:value-type="string">
            <text:p>60%</text:p>
          </table:table-cell>
          <table:table-cell table:formula="of:=TEXT([.C145]+[.D145]+[.E145]; &quot;###,#%&quot;)" office:value-type="string" office:string-value="520%" calcext:value-type="string">
            <text:p>52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5]; &quot; + &quot;; [.D145]; &quot; + &quot;; [.E145]; &quot; = &quot;; [.F145]; &quot;) more dense - &quot;; [.B38] ;&quot; 2nd&quot;)" office:value-type="string" office:string-value="        Muscles are (210% + 250% + 60% = 520%) more dense - Avatar of Ash 2nd" calcext:value-type="string">
            <text:p><text:s text:c="8"/>Muscles are (210% + 250% + 60% = 52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5]; &quot;] more dense. (Avatar of Ash 2nd)&quot;)" office:value-type="string" office:string-value="                [520%] more dense. (Avatar of Ash 2nd)" calcext:value-type="string">
            <text:p><text:s text:c="16"/>[52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367" calcext:value-type="float">
            <text:p>367</text:p>
          </table:table-cell>
          <table:table-cell table:formula="of:=LEN([.D185])" office:value-type="float" office:value="3" calcext:value-type="float">
            <text:p>3</text:p>
          </table:table-cell>
          <table:table-cell table:formula="of:=REPT(&quot; &quot;; MAX([.$E$185:.$E$187])-[.E18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367" calcext:value-type="float">
            <text:p>367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5:.$E$187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190" calcext:value-type="float">
            <text:p>190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5:.$E$187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B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B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B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B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3" calcext:value-type="float">
            <text:p>3</text:p>
          </table:table-cell>
          <table:table-cell table:formula="of:=REPT(&quot; &quot;; MAX([.$L$194:.$L$199])-[.L194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4:.$L$199])-[.L195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6])" office:value-type="float" office:value="7" calcext:value-type="float">
            <text:p>7</text:p>
          </table:table-cell>
          <table:table-cell table:formula="of:=REPT(&quot; &quot;; MAX([.$J$196:.$J$198])-[.J196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4:.$L$199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6:.$J$198])-[.J197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4:.$L$199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900" calcext:value-type="float">
            <text:p>9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2,060.0" calcext:value-type="string">
            <text:p>12,06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8" calcext:value-type="float">
            <text:p>8</text:p>
          </table:table-cell>
          <table:table-cell table:formula="of:=REPT(&quot; &quot;; MAX([.$J$196:.$J$198])-[.J198])">
            <text:p/>
          </table:table-cell>
          <table:table-cell table:formula="of:=LEN([.E6])" office:value-type="float" office:value="3" calcext:value-type="float">
            <text:p>3</text:p>
          </table:table-cell>
          <table:table-cell table:formula="of:=REPT(&quot; &quot;; MAX([.$L$194:.$L$199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4:.$L$199])-[.L199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375.0%" calcext:value-type="string">
            <text:p>3,37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16,039" calcext:value-type="string">
            <text:p>16,039</text:p>
          </table:table-cell>
          <table:table-cell table:formula="of:=LEN([.C205])" office:value-type="float" office:value="6" calcext:value-type="float">
            <text:p>6</text:p>
          </table:table-cell>
          <table:table-cell table:formula="of:=REPT(&quot; &quot;;MAX([.$D$205:.$D$207])-[.D205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200" calcext:value-type="string">
            <text:p>4,200</text:p>
          </table:table-cell>
          <table:table-cell table:formula="of:=LEN([.C206])" office:value-type="float" office:value="5" calcext:value-type="float">
            <text:p>5</text:p>
          </table:table-cell>
          <table:table-cell table:formula="of:=REPT(&quot; &quot;;MAX([.$D$205:.$D$207])-[.D206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0,000" calcext:value-type="string">
            <text:p>20,000</text:p>
          </table:table-cell>
          <table:table-cell table:formula="of:=LEN([.C207])" office:value-type="float" office:value="6" calcext:value-type="float">
            <text:p>6</text:p>
          </table:table-cell>
          <table:table-cell table:formula="of:=REPT(&quot; &quot;;MAX([.$D$205:.$D$207])-[.D207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38.8" calcext:value-type="string">
            <text:p>38.8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0%" calcext:value-type="string">
            <text:p>0.20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40.0" calcext:value-type="string">
            <text:p>40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54.9" calcext:value-type="string">
            <text:p>54.9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633%" calcext:value-type="string">
            <text:p>97.633%</text:p>
          </table:table-cell>
          <table:table-cell office:value-type="string" calcext:value-type="string">
            <text:p><text:s/>[hp x </text:p>
          </table:table-cell>
          <table:table-cell table:formula="of:=TEXT([.R13];&quot;#,##0.00&quot;)" office:value-type="string" office:string-value="42.29" calcext:value-type="string">
            <text:p>42.29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TEXT([.S13];&quot;#,##0.0&quot;)" office:value-type="string" office:string-value="671,969.9" calcext:value-type="string">
            <text:p>671,969.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8:.E247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7]-[.E218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29" calcext:value-type="float">
            <text:p>29</text:p>
          </table:table-cell>
          <table:table-cell table:formula="of:=IF([.I218]&lt;10; &quot;  &quot;; &quot; &quot;)" office:value-type="string" office:string-value=" " calcext:value-type="string">
            <text:p><text:s/></text:p>
          </table:table-cell>
          <table:table-cell table:formula="of:=REPT(&quot; &quot;; [.F218])" office:value-type="string" office:string-value="     " calcext:value-type="string">
            <text:p><text:s text:c="5"/></text:p>
          </table:table-cell>
          <table:table-cell table:formula="of:=IF([.M21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7]-[.E219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" calcext:value-type="string">
            <text:p><text:s text:c="2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7]-[.E220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     " calcext:value-type="string">
            <text:p><text:s text:c="7"/></text:p>
          </table:table-cell>
          <table:table-cell table:formula="of:=IF([.M220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7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7]-[.E221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29" calcext:value-type="float">
            <text:p>29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             " calcext:value-type="string">
            <text:p><text:s text:c="20"/></text:p>
          </table:table-cell>
          <table:table-cell table:formula="of:=IF([.M22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7]-[.E222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29" calcext:value-type="float">
            <text:p>29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" calcext:value-type="string">
            <text:p><text:s text:c="1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7]-[.E223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 " calcext:value-type="string">
            <text:p><text:s text:c="11"/></text:p>
          </table:table-cell>
          <table:table-cell table:formula="of:=IF([.M223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7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7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7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7]-[.E224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" calcext:value-type="string">
            <text:p><text:s text:c="8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7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7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7]-[.E225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9" calcext:value-type="float">
            <text:p>9</text:p>
          </table:table-cell>
          <table:table-cell table:formula="of:=IF([.I225]&lt;10; &quot;  &quot;; &quot; &quot;)" office:value-type="string" office:string-value="  " calcext:value-type="string">
            <text:p><text:s text:c="2"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7]-[.E226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8" calcext:value-type="float">
            <text:p>28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" calcext:value-type="string">
            <text:p><text:s text:c="6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7]-[.E227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3" calcext:value-type="float">
            <text:p>23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  " calcext:value-type="string">
            <text:p><text:s text:c="8"/></text:p>
          </table:table-cell>
          <table:table-cell table:formula="of:=IF([.M227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05%" calcext:value-type="string">
            <text:p>10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8]&lt;10; &quot;  &quot;; &quot; &quot;)" office:value-type="string" office:string-value="  " calcext:value-type="string">
            <text:p><text:s text:c="2"/></text:p>
          </table:table-cell>
          <table:table-cell table:formula="of:=REPT(&quot; &quot;; [.F228])">
            <text:p/>
          </table:table-cell>
          <table:table-cell table:formula="of:=IF([.M22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7]-[.E230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0]&lt;10; &quot;  &quot;; &quot; &quot;)" office:value-type="string" office:string-value=" " calcext:value-type="string">
            <text:p><text:s/></text:p>
          </table:table-cell>
          <table:table-cell table:formula="of:=REPT(&quot; &quot;; [.F230])" office:value-type="string" office:string-value="             " calcext:value-type="string">
            <text:p><text:s text:c="13"/></text:p>
          </table:table-cell>
          <table:table-cell table:formula="of:=IF([.M230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7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7]-[.E231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" calcext:value-type="string">
            <text:p><text:s text:c="12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7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7]-[.E232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" calcext:value-type="string">
            <text:p><text:s text:c="8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7]-[.E233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28" calcext:value-type="float">
            <text:p>28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  " calcext:value-type="string">
            <text:p><text:s text:c="10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7]-[.E234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3" calcext:value-type="float">
            <text:p>23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" calcext:value-type="string">
            <text:p><text:s text:c="9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7]-[.E235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28" calcext:value-type="float">
            <text:p>28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" calcext:value-type="string">
            <text:p><text:s text:c="6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7]-[.E236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27" calcext:value-type="float">
            <text:p>27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" calcext:value-type="string">
            <text:p><text:s text:c="14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7]-[.E237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1" calcext:value-type="float">
            <text:p>21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7]; TEXT([.L37];&quot;#,##0.0%&quot;))" office:value-type="string" office:string-value="60.5% =&gt; 544.5%" calcext:value-type="string">
            <text:p>60.5% =&gt; 544.5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7]-[.E238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" calcext:value-type="string">
            <text:p><text:s text:c="12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7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7]-[.E239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7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0]&lt;10; &quot;  &quot;; &quot; &quot;)" office:value-type="string" office:string-value="  " calcext:value-type="string">
            <text:p><text:s text:c="2"/></text:p>
          </table:table-cell>
          <table:table-cell table:formula="of:=REPT(&quot; &quot;; [.F240])">
            <text:p/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7]-[.E242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11" calcext:value-type="float">
            <text:p>11</text:p>
          </table:table-cell>
          <table:table-cell table:formula="of:=IF([.I242]&lt;10; &quot;  &quot;; &quot; &quot;)" office:value-type="string" office:string-value=" " calcext:value-type="string">
            <text:p><text:s/></text:p>
          </table:table-cell>
          <table:table-cell table:formula="of:=REPT(&quot; &quot;; [.F242])" office:value-type="string" office:string-value="               " calcext:value-type="string">
            <text:p><text:s text:c="15"/></text:p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7]-[.E243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1" calcext:value-type="float">
            <text:p>1</text:p>
          </table:table-cell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 office:value-type="string" office:string-value="        " calcext:value-type="string">
            <text:p><text:s text:c="8"/></text:p>
          </table:table-cell>
          <table:table-cell table:formula="of:=IF([.M243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7]; TEXT([.L43];&quot;#,##0.0%&quot;))" office:value-type="string" office:string-value="45.5% =&gt; 364.0%" calcext:value-type="string">
            <text:p>45.5% =&gt; 364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7]-[.E244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" calcext:value-type="float">
            <text:p>2</text:p>
          </table:table-cell>
          <table:table-cell table:formula="of:=IF([.I244]&lt;10; &quot;  &quot;; &quot; &quot;)" office:value-type="string" office:string-value="  " calcext:value-type="string">
            <text:p><text:s text:c="2"/></text:p>
          </table:table-cell>
          <table:table-cell table:formula="of:=REPT(&quot; &quot;; [.F244])" office:value-type="string" office:string-value="             " calcext:value-type="string">
            <text:p><text:s text:c="13"/></text:p>
          </table:table-cell>
          <table:table-cell table:formula="of:=IF([.M24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7]-[.E245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7" calcext:value-type="float">
            <text:p>17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 " calcext:value-type="string">
            <text:p><text:s text:c="14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7]-[.E246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2" calcext:value-type="float">
            <text:p>2</text:p>
          </table:table-cell>
          <table:table-cell table:style-name="ce21" table:formula="of:=[.D46]" office:value-type="float" office:value="18" calcext:value-type="float">
            <text:p>18</text:p>
          </table:table-cell>
          <table:table-cell table:style-name="ce21" table:formula="of:=IF([.I246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6])" office:value-type="string" office:string-value="     " calcext:value-type="string">
            <text:p><text:s text:c="5"/></text:p>
          </table:table-cell>
          <table:table-cell table:style-name="ce21" table:formula="of:=IF([.M246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7]; TEXT([.L46];&quot;#,##0.0%&quot;))" office:value-type="string" office:string-value="34.0% =&gt; 306.0%" calcext:value-type="string">
            <text:p>34.0% =&gt; 306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7]; TEXT([.AM46];&quot;#,##0.0%&quot;))" office:value-type="string" office:string-value="8.8% =&gt; 79.2%" calcext:value-type="string">
            <text:p>8.8% =&gt; 79.2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7]; TEXT([.AJ46];&quot;#,##0.0%&quot;))" office:value-type="string" office:string-value="5.0% =&gt; 79.2%" calcext:value-type="string">
            <text:p>5.0% =&gt; 79.2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7]; TEXT([.AY46];&quot;#,##0.0%&quot;))" office:value-type="string" office:string-value="6.8% =&gt; 61.2%" calcext:value-type="string">
            <text:p>6.8% =&gt; 61.2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7]-[.E247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8" calcext:value-type="float">
            <text:p>8</text:p>
          </table:table-cell>
          <table:table-cell table:formula="of:=IF([.I247]&lt;10; &quot;  &quot;; &quot; &quot;)" office:value-type="string" office:string-value="  " calcext:value-type="string">
            <text:p><text:s text:c="2"/></text:p>
          </table:table-cell>
          <table:table-cell table:formula="of:=REPT(&quot; &quot;; [.F247])" office:value-type="string" office:string-value="          " calcext:value-type="string">
            <text:p><text:s text:c="10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367 - The Azarinth Sentinel" calcext:value-type="string">
            <text:p>Class 1: 367 - The Azarinth Sentinel</text:p>
          </table:table-cell>
        </table:table-row>
        <table:table-row table:style-name="ro1">
          <table:table-cell table:formula="of:=[$Calculations.A2]" office:value-type="string" office:string-value="Class 2: 367 - Kin of Ash" calcext:value-type="string">
            <text:p>Class 2: 367 - Kin of Ash</text:p>
          </table:table-cell>
        </table:table-row>
        <table:table-row table:style-name="ro1">
          <table:table-cell table:formula="of:=[$Calculations.A3]" office:value-type="string" office:string-value="Class 3: 190 - The Faen Valkyrie" calcext:value-type="string">
            <text:p>Class 3: 190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 995" calcext:value-type="string">
            <text:p>Vit: <text:s/>995</text:p>
          </table:table-cell>
        </table:table-row>
        <table:table-row table:style-name="ro1">
          <table:table-cell table:formula="of:=[$Calculations.A11]" office:value-type="string" office:string-value="End:  420" calcext:value-type="string">
            <text:p>End: <text:s/>42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25  [2,805.0]" calcext:value-type="string">
            <text:p>Dex: <text:s/>425 <text:s/>[2,805.0]</text:p>
          </table:table-cell>
        </table:table-row>
        <table:table-row table:style-name="ro1">
          <table:table-cell table:formula="of:=[$Calculations.A14]" office:value-type="string" office:string-value="Int:  900 [12,060.0]" calcext:value-type="string">
            <text:p>Int: <text:s/>900 [12,060.0]</text:p>
          </table:table-cell>
        </table:table-row>
        <table:table-row table:style-name="ro1">
          <table:table-cell table:formula="of:=[$Calculations.A15]" office:value-type="string" office:string-value="Wis: 1000" calcext:value-type="string">
            <text:p>Wis: 1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375.0%" calcext:value-type="string">
            <text:p>Resilience: 3,375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16,039" calcext:value-type="string">
            <text:p>Health: <text:s/>16,039</text:p>
          </table:table-cell>
        </table:table-row>
        <table:table-row table:style-name="ro1">
          <table:table-cell table:formula="of:=[$Calculations.A22]" office:value-type="string" office:string-value="Stamina:  4,200" calcext:value-type="string">
            <text:p>Stamina: <text:s/>4,200</text:p>
          </table:table-cell>
        </table:table-row>
        <table:table-row table:style-name="ro1">
          <table:table-cell table:formula="of:=[$Calculations.A23]" office:value-type="string" office:string-value="Mana:    20,000" calcext:value-type="string">
            <text:p>Mana: <text:s text:c="3"/>20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38.8]" calcext:value-type="string">
            <text:p>hp/sec: <text:s/>0.27% [38.8]</text:p>
          </table:table-cell>
        </table:table-row>
        <table:table-row table:style-name="ro1">
          <table:table-cell table:formula="of:=[$Calculations.A27]" office:value-type="string" office:string-value="mp/sec:  0.20% [40.0]" calcext:value-type="string">
            <text:p>mp/sec: <text:s/>0.20% [40.0]</text:p>
          </table:table-cell>
        </table:table-row>
        <table:table-row table:style-name="ro1">
          <table:table-cell table:formula="of:=[$Calculations.A28]" office:value-type="string" office:string-value="w/Med:   0.27% [54.9]" calcext:value-type="string">
            <text:p>w/Med: <text:s text:c="2"/>0.27% [54.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633% [hp x 42.29]" calcext:value-type="string">
            <text:p>Mitigation: <text:s text:c="6"/>97.633% [hp x 42.29]</text:p>
          </table:table-cell>
        </table:table-row>
        <table:table-row table:style-name="ro1">
          <table:table-cell table:formula="of:=[$Calculations.A31]" office:value-type="string" office:string-value="Effective Health: 671,969.9" calcext:value-type="string">
            <text:p>Effective Health: 671,969.9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29 Absolute Destruction     x3 " calcext:value-type="string">
            <text:p>3-29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29 Blink                    x1 " calcext:value-type="string">
            <text:p>3-29 Blink <text:s text:c="19"/>x1 </text:p>
          </table:table-cell>
        </table:table-row>
        <table:table-row table:style-name="ro1">
          <table:table-cell table:formula="of:=[$Calculations.A38]" office:value-type="string" office:string-value="3-29 Sentinel Sphere          x1 " calcext:value-type="string">
            <text:p>3-29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9  Sentinel Huntress        x8 " calcext:value-type="string">
            <text:p>3-9 <text:s/>Sentinel Huntress <text:s text:c="7"/>x8 </text:p>
          </table:table-cell>
        </table:table-row>
        <table:table-row table:style-name="ro1">
          <table:table-cell table:formula="of:=[$Calculations.A42]" office:value-type="string" office:string-value="3-28 Azarinth Perception      x8 " calcext:value-type="string">
            <text:p>3-28 Azarinth Perception <text:s text:c="5"/>x8 </text:p>
          </table:table-cell>
        </table:table-row>
        <table:table-row table:style-name="ro1">
          <table:table-cell table:formula="of:=[$Calculations.A43]" office:value-type="string" office:string-value="3-23 Azarinth Reversal        x8 [105% to Deconstruction/Reconstruction]" calcext:value-type="string">
            <text:p>3-23 Azarinth Reversal <text:s text:c="7"/>x8 [10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28 Heart of Cinder          x9 " calcext:value-type="string">
            <text:p>3-28 Heart of Cinder <text:s text:c="9"/>x9 </text:p>
          </table:table-cell>
        </table:table-row>
        <table:table-row table:style-name="ro1">
          <table:table-cell table:formula="of:=[$Calculations.A50]" office:value-type="string" office:string-value="3-23 Storm of Cinders         x2 " calcext:value-type="string">
            <text:p>3-23 Storm of Cinders <text:s text:c="8"/>x2 </text:p>
          </table:table-cell>
        </table:table-row>
        <table:table-row table:style-name="ro1">
          <table:table-cell table:formula="of:=[$Calculations.A51]" office:value-type="string" office:string-value="3-28 Ash and Ember Unity      x2 " calcext:value-type="string">
            <text:p>3-28 Ash and Ember Unity <text:s text:c="5"/>x2 </text:p>
          </table:table-cell>
        </table:table-row>
        <table:table-row table:style-name="ro1">
          <table:table-cell table:formula="of:=[$Calculations.A52]" office:value-type="string" office:string-value="3-27 Ashen Wings              x9 " calcext:value-type="string">
            <text:p>3-27 Ashen Wings <text:s text:c="13"/>x9 </text:p>
          </table:table-cell>
        </table:table-row>
        <table:table-row table:style-name="ro1">
          <table:table-cell table:formula="of:=[$Calculations.A53]" office:value-type="string" office:string-value="3-21 Eyes of Ash              x9 [60.5% =&gt; 544.5% Perception]" calcext:value-type="string">
            <text:p>3-21 Eyes of Ash <text:s text:c="13"/>x9 [60.5% =&gt; 544.5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1-11 Phaseshift               x2 " calcext:value-type="string">
            <text:p>1-11 Phaseshift <text:s text:c="14"/>x2 </text:p>
          </table:table-cell>
        </table:table-row>
        <table:table-row table:style-name="ro1">
          <table:table-cell table:formula="of:=[$Calculations.A59]" office:value-type="string" office:string-value="3-1  Flare of Creation        x8 [45.5% =&gt; 364.0% Resilience]" calcext:value-type="string">
            <text:p>3-1 <text:s/>Flare of Creation <text:s text:c="7"/>x8 [45.5% =&gt; 364.0% Resilience]</text:p>
          </table:table-cell>
        </table:table-row>
        <table:table-row table:style-name="ro1">
          <table:table-cell table:formula="of:=[$Calculations.A60]" office:value-type="string" office:string-value="3-2  Displacement             x2 " calcext:value-type="string">
            <text:p>3-2 <text:s/>Displacement <text:s text:c="12"/>x2 </text:p>
          </table:table-cell>
        </table:table-row>
        <table:table-row table:style-name="ro1">
          <table:table-cell table:formula="of:=[$Calculations.A61]" office:value-type="string" office:string-value="2-17 Space Shift              x2 " calcext:value-type="string">
            <text:p>2-17 Space Shift <text:s text:c="13"/>x2 </text:p>
          </table:table-cell>
        </table:table-row>
        <table:table-row table:style-name="ro1">
          <table:table-cell table:formula="of:=[$Calculations.A62]" office:value-type="string" office:string-value="2-18 Body of the Valkyrie     x9 [34.0% =&gt; 306.0% Resilience, 8.8% =&gt; 79.2% Physical Resistance, 5.0% =&gt; 79.2% Magic Resistance, 6.8% =&gt; 61.2% Health]" calcext:value-type="string">
            <text:p>2-18 Body of the Valkyrie <text:s text:c="4"/>x9 [34.0% =&gt; 306.0% Resilience, 8.8% =&gt; 79.2% Physical Resistance, 5.0% =&gt; 79.2% Magic Resistance, 6.8% =&gt; 61.2% Health]</text:p>
          </table:table-cell>
        </table:table-row>
        <table:table-row table:style-name="ro1">
          <table:table-cell table:formula="of:=[$Calculations.A63]" office:value-type="string" office:string-value="2-8  Space Awareness          x8 " calcext:value-type="string">
            <text:p>2-8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1-16 Deviant of Humanity" calcext:value-type="string">
            <text:p>1-16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2  Gourmet" calcext:value-type="string">
            <text:p>1-2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5 Identify" calcext:value-type="string">
            <text:p>1-15 Identify</text:p>
          </table:table-cell>
        </table:table-row>
        <table:table-row table:style-name="ro1">
          <table:table-cell table:formula="of:=[$Calculations.A75]" office:value-type="string" office:string-value="3-9  Meditation" calcext:value-type="string">
            <text:p>3-9 <text:s/>Meditation</text:p>
          </table:table-cell>
        </table:table-row>
        <table:table-row table:style-name="ro1">
          <table:table-cell table:formula="of:=[$Calculations.A76]" office:value-type="string" office:string-value="3-5  Monster Hunter" calcext:value-type="string">
            <text:p>3-5 <text:s/>Monster Hunter</text:p>
          </table:table-cell>
        </table:table-row>
        <table:table-row table:style-name="ro1">
          <table:table-cell table:formula="of:=[$Calculations.A77]" office:value-type="string" office:string-value="1-14 Oxygen Repository" calcext:value-type="string">
            <text:p>1-14 Oxygen Repository</text:p>
          </table:table-cell>
        </table:table-row>
        <table:table-row table:style-name="ro1">
          <table:table-cell table:formula="of:=[$Calculations.A78]" office:value-type="string" office:string-value="1-18 Sage of Torment" calcext:value-type="string">
            <text:p>1-18 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81]" office:value-type="string" office:string-value="3-8  Veteran" calcext:value-type="string">
            <text:p>3-8 <text:s/>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87]" office:value-type="string" office:string-value="2-1  Astral Magic Resistance" calcext:value-type="string">
            <text:p>2-1 <text:s/>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9  Blood Magic Resistance" calcext:value-type="string">
            <text:p>3-9 <text:s/>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14 Death Magic Resistance" calcext:value-type="string">
            <text:p>2-14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7  Divination Magic Resistance" calcext:value-type="string">
            <text:p>1-7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1 Fear Resistance" calcext:value-type="string">
            <text:p>1-11 Fear Resistance</text:p>
          </table:table-cell>
        </table:table-row>
        <table:table-row table:style-name="ro1">
          <table:table-cell table:formula="of:=[$Calculations.A106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107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8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09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10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1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2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3]" office:value-type="string" office:string-value="3-5  Lightning Resistance" calcext:value-type="string">
            <text:p>3-5 <text:s/>Lightning Resistance</text:p>
          </table:table-cell>
        </table:table-row>
        <table:table-row table:style-name="ro1">
          <table:table-cell table:formula="of:=[$Calculations.A115]" office:value-type="string" office:string-value="2-20 Mana Drain Resistance" calcext:value-type="string">
            <text:p>2-20 Mana Drain Resistance</text:p>
          </table:table-cell>
        </table:table-row>
        <table:table-row table:style-name="ro1">
          <table:table-cell table:formula="of:=[$Calculations.A116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117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8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19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0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1]" office:value-type="string" office:string-value="2-5  Rot Resistance" calcext:value-type="string">
            <text:p>2-5 <text:s/>Rot Resistance</text:p>
          </table:table-cell>
        </table:table-row>
        <table:table-row table:style-name="ro1">
          <table:table-cell table:formula="of:=[$Calculations.A122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3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4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5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6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7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8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29]" office:value-type="string" office:string-value="3-2  Space Magic Resistance" calcext:value-type="string">
            <text:p>3-2 <text:s/>Space Magic Resistance</text:p>
          </table:table-cell>
        </table:table-row>
        <table:table-row table:style-name="ro1">
          <table:table-cell table:formula="of:=[$Calculations.A130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2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3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4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5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6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7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8]" office:value-type="string" office:string-value="2-3  Wood Magic Resistance" calcext:value-type="string">
            <text:p>2-3 <text:s/>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0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1]" office:value-type="string" office:string-value="25 2nd tier" calcext:value-type="string">
            <text:p>25 2nd tier</text:p>
          </table:table-cell>
        </table:table-row>
        <table:table-row table:style-name="ro1">
          <table:table-cell table:formula="of:=[$Calculations.A142]" office:value-type="string" office:string-value="14 3rd tier" calcext:value-type="string">
            <text:p>14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4]" office:value-type="string" office:string-value="Ash Density: 39 x 5% = 195%" calcext:value-type="string">
            <text:p>Ash Density: 39 x 5% = 19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6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7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8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49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0]" office:value-type="string" office:string-value="        Muscles are (210% + 250% + 60% = 520%) more dense - Avatar of Ash 2nd" calcext:value-type="string">
            <text:p><text:s text:c="8"/>Muscles are (210% + 250% + 60% = 520%) more dense - Avatar of Ash 2nd</text:p>
          </table:table-cell>
        </table:table-row>
        <table:table-row table:style-name="ro1">
          <table:table-cell table:formula="of:=[$Calculations.A151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2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3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4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5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6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7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8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59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1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2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3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5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6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7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8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69]" office:value-type="string" office:string-value="                [520%] more dense. (Avatar of Ash 2nd)" calcext:value-type="string">
            <text:p><text:s text:c="16"/>[520%] more dense. (Avatar of Ash 2nd)</text:p>
          </table:table-cell>
        </table:table-row>
        <table:table-row table:style-name="ro1">
          <table:table-cell table:formula="of:=[$Calculations.A170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1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2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3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5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6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7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8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79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0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23:13:02.4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8T02:21:57.892000000</dc:date>
    <meta:generator>LibreOffice/7.0.5.2$Windows_X86_64 LibreOffice_project/64390860c6cd0aca4beafafcfd84613dd9dfb63a</meta:generator>
    <meta:editing-duration>PT12H48M23S</meta:editing-duration>
    <meta:editing-cycles>80</meta:editing-cycles>
    <meta:document-statistic meta:table-count="2" meta:cell-count="1587" meta:object-count="0"/>
    <meta:user-defined meta:name="AppVersion">16.0300</meta:user-defined>
  </office:meta>
</office:document-meta>
</file>